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solid" draw:fill-color="#ffffff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solid" draw:fill-color="#ffffff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draw:fill="none" draw:textarea-horizontal-align="center" draw:textarea-vertical-align="middle" draw:ole-draw-aspect="1"/>
    </style:style>
    <style:style style:name="gr8" style:family="graphic" style:parent-style-name="standard">
      <style:graphic-properties draw:stroke="none" svg:stroke-color="#000000" draw:marker-start="Arrow" draw:fill="none" draw:fill-color="#ffffff" fo:min-height="0.385cm"/>
    </style:style>
    <style:style style:name="gr9" style:family="graphic" style:parent-style-name="objectwithoutfill">
      <style:graphic-properties draw:marker-start="" draw:fill="none" draw:textarea-vertical-align="middle"/>
    </style:style>
    <style:style style:name="gr10" style:family="graphic" style:parent-style-name="standard">
      <style:graphic-properties draw:stroke="none" svg:stroke-color="#000000" draw:marker-start="Arrow" draw:fill="none" draw:fill-color="#ffffff" fo:min-height="0.762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text-align="center"/>
      <style:text-properties fo:font-family="Arial" style:font-family-generic="swiss" style:font-pitch="variable" fo:font-size="8pt" style:font-size-asian="8pt" style:font-size-complex="8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.1cm" fo:margin-bottom="0.1cm" fo:line-height="100%" fo:text-align="center" fo:text-indent="0cm"/>
    </style:style>
    <style:style style:name="P5" style:family="paragraph">
      <style:paragraph-properties fo:line-height="100%" fo:text-align="center"/>
      <style:text-properties fo:font-size="8pt" style:font-size-asian="8pt" style:font-size-complex="8pt"/>
    </style:style>
    <style:style style:name="P6" style:family="paragraph">
      <style:paragraph-properties fo:text-align="center"/>
      <style:text-properties fo:font-size="8pt" style:font-size-asian="8pt" style:font-size-complex="8pt"/>
    </style:style>
    <style:style style:name="P7" style:family="paragraph">
      <style:paragraph-properties fo:margin-left="0cm" fo:margin-right="0cm" fo:margin-top="0.1cm" fo:margin-bottom="0.1cm" fo:line-height="100%" fo:text-align="end" fo:text-indent="0cm"/>
    </style:style>
    <style:style style:name="P8" style:family="paragraph">
      <style:paragraph-properties fo:margin-left="0cm" fo:margin-right="0cm" fo:margin-top="0.1cm" fo:margin-bottom="0.1cm" fo:line-height="100%" fo:text-align="center" fo:text-indent="0cm"/>
      <style:text-properties fo:font-size="9pt" style:font-size-asian="9pt" style:font-size-complex="9pt"/>
    </style:style>
    <style:style style:name="P9" style:family="paragraph"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P10" style:family="paragraph">
      <style:paragraph-properties fo:margin-left="0cm" fo:margin-right="-0.128cm" fo:text-align="center" fo:text-indent="0cm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style:use-window-font-color="true" style:text-outline="false" style:text-line-through-style="none" fo:font-family="Arial" style:font-family-generic="swiss" style:font-pitch="variable" fo:font-size="8pt" fo:font-style="normal" fo:text-shadow="none" style:text-underline-style="none" fo:font-weight="normal" style:letter-kerning="true" style:font-family-asian="'Microsoft YaHei'" style:font-family-generic-asian="system" style:font-pitch-asian="variable" style:font-size-asian="8pt" style:font-style-asian="normal" style:font-weight-asian="normal" style:font-family-complex="Mangal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'Microsoft YaHei'" style:font-family-generic-asian="system" style:font-pitch-asian="variable" style:font-size-asian="8pt" style:font-style-asian="normal" style:font-weight-asian="normal" style:font-family-complex="Mangal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bold" style:letter-kerning="true" style:font-family-asian="'Microsoft YaHei'" style:font-family-generic-asian="system" style:font-pitch-asian="variable" style:font-size-asian="10pt" style:font-style-asian="normal" style:font-weight-asian="bold" style:font-family-complex="Mangal" style:font-family-generic-complex="system" style:font-pitch-complex="variable" style:font-size-complex="1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9pt" fo:font-style="normal" fo:text-shadow="none" style:text-underline-style="none" fo:font-weight="normal" style:letter-kerning="true" style:font-family-asian="'Microsoft YaHei'" style:font-family-generic-asian="system" style:font-pitch-asian="variable" style:font-size-asian="9pt" style:font-style-asian="normal" style:font-weight-asian="normal" style:font-family-complex="Mangal" style:font-family-generic-complex="system" style:font-pitch-complex="variable" style:font-size-complex="9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color="#000000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'Microsoft YaHei'" style:font-family-generic-asian="system" style:font-pitch-asian="variable" style:font-size-asian="8pt" style:font-style-asian="normal" style:font-weight-asian="normal" style:font-family-complex="Mangal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7.747cm" svg:height="2.159cm" svg:x="7.096cm" svg:y="1.254cm">
          <text:p text:style-name="P1"><text:span text:style-name="T1">Include:</text:span></text:p>
          <text:p text:style-name="P1"><text:span text:style-name="T1">Wire</text:span></text:p>
          <text:p text:style-name="P1"><text:span text:style-name="T1">SPI</text:span></text:p>
          <text:p text:style-name="P1"><text:span text:style-name="T1">RADIOFH_B</text:span></text:p>
          <text:p text:style-name="P1"><text:span text:style-name="T1">MsTimer2</text:span></text:p>
          <text:p text:style-name="P1"><text:span text:style-name="T1">CC1101_CC1190_33cm_gfsk_2401_2884_Man_P26dbm</text:span></text:p>
        </draw:rect>
        <draw:line draw:style-name="gr2" draw:text-style-name="P3" draw:layer="layout" svg:x1="10.906cm" svg:y1="3.413cm" svg:x2="10.906cm" svg:y2="4.048cm">
          <text:p/>
        </draw:line>
        <draw:rect draw:style-name="gr1" draw:text-style-name="P2" draw:layer="layout" svg:width="3.085cm" svg:height="3.556cm" svg:x="9.345cm" svg:y="4.048cm">
          <text:p text:style-name="P1"><text:span text:style-name="T1">Initializing:</text:span></text:p>
          <text:p text:style-name="P1"><text:span text:style-name="T1">packet_length= 30</text:span></text:p>
          <text:p text:style-name="P1"><text:span text:style-name="T1">channel= 0</text:span></text:p>
          <text:p text:style-name="P1"><text:span text:style-name="T1">period= 5000</text:span></text:p>
          <text:p text:style-name="P1"><text:span text:style-name="T1">i (byte)</text:span></text:p>
          <text:p text:style-name="P1"><text:span text:style-name="T1">rcvdFlag (boolean) </text:span></text:p>
          <text:p text:style-name="P1"><text:span text:style-name="T1">index (byte)</text:span></text:p>
          <text:p text:style-name="P1"><text:span text:style-name="T1">intFlag (boolean)</text:span></text:p>
          <text:p text:style-name="P1"><text:span text:style-name="T1">rssi (int)</text:span></text:p>
          <text:p text:style-name="P1"><text:span text:style-name="T1">numMissed (int)</text:span></text:p>
          <text:p text:style-name="P1"><text:span text:style-name="T1">txMsg (String)</text:span></text:p>
        </draw:rect>
        <draw:rect draw:style-name="gr3" draw:text-style-name="P5" draw:layer="layout" svg:width="5.461cm" svg:height="2.413cm" svg:x="8.239cm" svg:y="9.763cm">
          <text:p text:style-name="P4"><text:span text:style-name="T2"/></text:p>
          <text:p text:style-name="P4"><text:span text:style-name="T2">intFlag= false</text:span></text:p>
          <text:p text:style-name="P4"><text:span text:style-name="T2">rcvdFlag=true</text:span></text:p>
          <text:p text:style-name="P4"><text:span text:style-name="T2">index=0</text:span></text:p>
          <text:p text:style-name="P4"><text:span text:style-name="T2">numMissed=0</text:span></text:p>
          <text:p text:style-name="P4"><text:span text:style-name="T2">txMsg= “WB9SKY Remote Base Control”</text:span></text:p>
        </draw:rect>
        <draw:custom-shape draw:style-name="gr4" draw:text-style-name="P6" draw:layer="layout" svg:width="3.048cm" svg:height="1.016cm" svg:x="9.255cm" svg:y="15.732cm">
          <text:p text:style-name="P4"><text:span text:style-name="T2">Interrup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5" draw:text-style-name="P8" draw:layer="layout" svg:width="0.635cm" svg:height="0.635cm" svg:x="11.033cm" svg:y="16.875cm">
          <text:p text:style-name="P4"><text:span text:style-name="T3">Yes</text:span></text:p>
          <text:p text:style-name="P7"><text:span text:style-name="T4"/></text:p>
        </draw:rect>
        <draw:line draw:style-name="gr6" draw:text-style-name="P3" draw:layer="layout" svg:x1="16.748cm" svg:y1="16.24cm" svg:x2="12.303cm" svg:y2="16.24cm">
          <text:p/>
        </draw:line>
        <draw:rect draw:style-name="gr1" draw:text-style-name="P6" draw:layer="layout" svg:width="5.969cm" svg:height="1.397cm" svg:x="7.858cm" svg:y="17.51cm">
          <text:p text:style-name="P1"><text:span text:style-name="T2">Send Data: Packet Buffer and Packet Length</text:span></text:p>
          <text:p text:style-name="P1"><text:span text:style-name="T2">Delay 100 ms</text:span></text:p>
          <text:p text:style-name="P1"><text:span text:style-name="T2">Set Transceiver to Receive</text:span></text:p>
        </draw:rect>
        <draw:rect draw:style-name="gr5" draw:text-style-name="P8" draw:layer="layout" svg:width="1.016cm" svg:height="0.889cm" svg:x="16.494cm" svg:y="18.526cm">
          <text:p text:style-name="P4"><text:span text:style-name="T3">No</text:span></text:p>
          <text:p text:style-name="P7"><text:span text:style-name="T4"/></text:p>
        </draw:rect>
        <draw:line draw:style-name="gr2" draw:text-style-name="P3" draw:layer="layout" svg:x1="10.779cm" svg:y1="18.907cm" svg:x2="10.779cm" svg:y2="19.669cm">
          <text:p/>
        </draw:line>
        <draw:custom-shape draw:style-name="gr4" draw:text-style-name="P6" draw:layer="layout" svg:width="3.302cm" svg:height="1.27cm" svg:x="9.128cm" svg:y="19.669cm">
          <text:p text:style-name="P4"><text:span text:style-name="T2">Message receiv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6" draw:layer="layout" svg:width="2.921cm" svg:height="0.889cm" svg:x="9.255cm" svg:y="22.082cm">
          <text:p text:style-name="P4"><text:span text:style-name="T2">Print “!”</text:span></text:p>
          <text:p text:style-name="P4"><text:span text:style-name="T2">Increment numMissed</text:span></text:p>
        </draw:rect>
        <draw:line draw:style-name="gr2" draw:text-style-name="P3" draw:layer="layout" svg:x1="10.779cm" svg:y1="22.971cm" svg:x2="10.779cm" svg:y2="26.527cm">
          <text:p/>
        </draw:line>
        <draw:line draw:style-name="gr6" draw:text-style-name="P3" draw:layer="layout" svg:x1="5.318cm" svg:y1="15.478cm" svg:x2="5.318cm" svg:y2="30.591cm">
          <text:p/>
        </draw:line>
        <draw:line draw:style-name="gr2" draw:text-style-name="P3" draw:layer="layout" svg:x1="5.318cm" svg:y1="15.478cm" svg:x2="10.906cm" svg:y2="15.478cm">
          <text:p/>
        </draw:line>
        <draw:custom-shape draw:style-name="gr4" draw:text-style-name="P6" draw:layer="layout" svg:width="5.842cm" svg:height="1.27cm" svg:x="7.858cm" svg:y="26.527cm">
          <text:p text:style-name="P1"><text:span text:style-name="T2">Packet Received from transmission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3" draw:layer="layout" svg:x1="16.748cm" svg:y1="24.749cm" svg:x2="10.779cm" svg:y2="24.749cm">
          <text:p/>
        </draw:line>
        <draw:rect draw:style-name="gr5" draw:text-style-name="P8" draw:layer="layout" svg:width="0.635cm" svg:height="0.635cm" svg:x="11.287cm" svg:y="40.559cm">
          <text:p text:style-name="P4"><text:span text:style-name="T3">Yes</text:span></text:p>
          <text:p text:style-name="P7"><text:span text:style-name="T4"/></text:p>
        </draw:rect>
        <draw:rect draw:style-name="gr1" draw:text-style-name="P6" draw:layer="layout" svg:width="7.874cm" svg:height="1.651cm" svg:x="6.969cm" svg:y="28.432cm">
          <text:p text:style-name="P1"><text:span text:style-name="T2">Collect Data for Buffer</text:span></text:p>
          <text:p text:style-name="P1"><text:span text:style-name="T2"><text:s text:c="4"/></text:span><text:span text:style-name="T2">Read RSSI</text:span></text:p>
          <text:p text:style-name="P1"><text:span text:style-name="T2">Set rcvdFlag to True</text:span></text:p>
          <text:p text:style-name="P1"><text:span text:style-name="T2"><text:s text:c="4"/></text:span><text:span text:style-name="T2">Print ( number missed " missed " Pkt_Buffer[0] " " rssi " Msg:")</text:span></text:p>
          <text:p text:style-name="P1"><text:span text:style-name="T2"/></text:p>
        </draw:rect>
        <draw:rect draw:style-name="gr1" draw:text-style-name="P9" draw:layer="layout" svg:width="6.223cm" svg:height="1.27cm" svg:x="7.731cm" svg:y="34.147cm">
          <text:p text:style-name="P1"><text:span text:style-name="T2">Set Interrupt to true</text:span></text:p>
          <text:p text:style-name="P1"><text:span text:style-name="T2">Send Message( Pkt_Buffer, packet_length + 1 )</text:span></text:p>
          <text:p text:style-name="P1"><text:span text:style-name="T2"><text:s text:c="2"/></text:span><text:span text:style-name="T2">Packet Buffer = index</text:span></text:p>
          <text:p text:style-name="P1"><text:span text:style-name="T2"><text:s text:c="2"/></text:span><text:span text:style-name="T2">index++</text:span></text:p>
        </draw:rect>
        <draw:line draw:style-name="gr6" draw:text-style-name="P3" draw:layer="layout" svg:x1="5.318cm" svg:y1="30.591cm" svg:x2="10.779cm" svg:y2="30.591cm">
          <text:p/>
        </draw:line>
        <draw:line draw:style-name="gr2" draw:text-style-name="P3" draw:layer="layout" svg:x1="10.779cm" svg:y1="30.083cm" svg:x2="10.779cm" svg:y2="30.845cm">
          <text:p/>
        </draw:line>
        <draw:line draw:style-name="gr2" draw:text-style-name="P3" draw:layer="layout" svg:x1="10.779cm" svg:y1="16.748cm" svg:x2="10.779cm" svg:y2="17.51cm">
          <text:p/>
        </draw:line>
        <draw:line draw:style-name="gr6" draw:text-style-name="P3" draw:layer="layout" svg:x1="16.748cm" svg:y1="24.749cm" svg:x2="16.748cm" svg:y2="16.24cm">
          <text:p/>
        </draw:line>
        <draw:rect draw:style-name="gr5" draw:text-style-name="P8" draw:layer="layout" svg:width="0.635cm" svg:height="0.508cm" svg:x="10.779cm" svg:y="21.32cm">
          <text:p text:style-name="P4"><text:span text:style-name="T3">No</text:span></text:p>
          <text:p text:style-name="P7"><text:span text:style-name="T4"/></text:p>
        </draw:rect>
        <draw:line draw:style-name="gr2" draw:text-style-name="P3" draw:layer="layout" svg:x1="10.779cm" svg:y1="20.939cm" svg:x2="10.779cm" svg:y2="22.082cm">
          <text:p/>
        </draw:line>
        <draw:line draw:style-name="gr2" draw:text-style-name="P3" draw:layer="layout" svg:x1="10.779cm" svg:y1="27.797cm" svg:x2="10.779cm" svg:y2="28.432cm">
          <text:p/>
        </draw:line>
        <draw:line draw:style-name="gr6" draw:text-style-name="P3" draw:layer="layout" svg:x1="14.589cm" svg:y1="20.304cm" svg:x2="12.43cm" svg:y2="20.304cm">
          <text:p/>
        </draw:line>
        <draw:rect draw:style-name="gr5" draw:text-style-name="P8" draw:layer="layout" svg:width="0.762cm" svg:height="0.889cm" svg:x="14.716cm" svg:y="21.32cm">
          <text:p text:style-name="P4"><text:span text:style-name="T3">Yes</text:span></text:p>
          <text:p text:style-name="P7"><text:span text:style-name="T4"/></text:p>
        </draw:rect>
        <draw:line draw:style-name="gr6" draw:text-style-name="P3" draw:layer="layout" svg:x1="14.589cm" svg:y1="24.749cm" svg:x2="14.589cm" svg:y2="20.304cm">
          <text:p/>
        </draw:line>
        <draw:custom-shape draw:style-name="gr4" draw:text-style-name="P6" draw:layer="layout" svg:width="4.318cm" svg:height="1.016cm" svg:x="8.747cm" svg:y="39.289cm">
          <text:p text:style-name="P1"><text:span text:style-name="T2">Byte Value &lt; 16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3" draw:layer="layout" svg:x1="10.906cm" svg:y1="38.527cm" svg:x2="10.906cm" svg:y2="39.289cm">
          <text:p/>
        </draw:line>
        <draw:line draw:style-name="gr2" draw:text-style-name="P3" draw:layer="layout" svg:x1="10.906cm" svg:y1="40.305cm" svg:x2="10.906cm" svg:y2="41.448cm">
          <text:p/>
        </draw:line>
        <draw:rect draw:style-name="gr1" draw:text-style-name="P9" draw:layer="layout" svg:width="5.08cm" svg:height="0.762cm" svg:x="8.366cm" svg:y="41.448cm">
          <text:p text:style-name="P1"><text:span text:style-name="T2">return "0" + String (byteVal, HEX)</text:span></text:p>
        </draw:rect>
        <draw:rect draw:style-name="gr1" draw:text-style-name="P9" draw:layer="layout" svg:width="5.08cm" svg:height="0.762cm" svg:x="14.97cm" svg:y="39.354cm">
          <text:p text:style-name="P1"><text:span text:style-name="T2"><text:s/></text:span><text:span text:style-name="T2">return String( byteVal, HEX )</text:span></text:p>
        </draw:rect>
        <draw:rect draw:style-name="gr5" draw:text-style-name="P8" draw:layer="layout" svg:width="1.016cm" svg:height="0.889cm" svg:x="13.573cm" svg:y="39.416cm">
          <text:p text:style-name="P4"><text:span text:style-name="T3">No</text:span></text:p>
          <text:p text:style-name="P7"><text:span text:style-name="T4"/></text:p>
        </draw:rect>
        <draw:line draw:style-name="gr2" draw:text-style-name="P3" draw:layer="layout" svg:x1="12.938cm" svg:y1="39.797cm" svg:x2="14.97cm" svg:y2="39.797cm">
          <text:p/>
        </draw:line>
        <draw:rect draw:style-name="gr1" draw:text-style-name="P9" draw:layer="layout" svg:width="5.207cm" svg:height="1.016cm" svg:x="8.585cm" svg:y="46.401cm">
          <text:p text:style-name="P1"><text:span text:style-name="T2"><text:s/></text:span><text:span text:style-name="T2">byte count=0;</text:span></text:p>
          <text:p text:style-name="P1"><text:span text:style-name="T2"><text:s text:c="2"/></text:span><text:span text:style-name="T2">Wire.requestFrom(experiment,length)</text:span></text:p>
          <text:p text:style-name="P1"><text:span text:style-name="T2"/></text:p>
        </draw:rect>
        <draw:line draw:style-name="gr2" draw:text-style-name="P3" draw:layer="layout" svg:x1="11.125cm" svg:y1="45.639cm" svg:x2="11.125cm" svg:y2="46.401cm">
          <text:p/>
        </draw:line>
        <draw:rect draw:style-name="gr1" draw:text-style-name="P9" draw:layer="layout" svg:width="5.207cm" svg:height="1.016cm" svg:x="8.585cm" svg:y="46.4cm">
          <text:p text:style-name="P1"><text:span text:style-name="T2"><text:s/></text:span><text:span text:style-name="T2">Set byte count to 0;</text:span></text:p>
          <text:p text:style-name="P1"><text:span text:style-name="T2"><text:s text:c="2"/></text:span><text:span text:style-name="T2">Request from Wire:(experiment,length)</text:span></text:p>
          <text:p text:style-name="P1"><text:span text:style-name="T2"/></text:p>
        </draw:rect>
        <draw:custom-shape draw:style-name="gr4" draw:text-style-name="P6" draw:layer="layout" svg:width="4.318cm" svg:height="1.016cm" svg:x="8.966cm" svg:y="48.306cm">
          <text:p text:style-name="P1"><text:span text:style-name="T2">Is Wire availabl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3" draw:layer="layout" svg:x1="11.125cm" svg:y1="47.417cm" svg:x2="11.125cm" svg:y2="48.306cm">
          <text:p/>
        </draw:line>
        <draw:rect draw:style-name="gr5" draw:text-style-name="P8" draw:layer="layout" svg:width="0.635cm" svg:height="0.635cm" svg:x="11.287cm" svg:y="49.449cm">
          <text:p text:style-name="P4"><text:span text:style-name="T3">Yes</text:span></text:p>
          <text:p text:style-name="P7"><text:span text:style-name="T4"/></text:p>
        </draw:rect>
        <draw:line draw:style-name="gr2" draw:text-style-name="P3" draw:layer="layout" svg:x1="11.125cm" svg:y1="49.322cm" svg:x2="11.125cm" svg:y2="50.211cm">
          <text:p/>
        </draw:line>
        <draw:rect draw:style-name="gr1" draw:text-style-name="P9" draw:layer="layout" svg:width="4.064cm" svg:height="1.016cm" svg:x="9.093cm" svg:y="50.211cm">
          <text:p text:style-name="P1"><text:span text:style-name="T2">Count in Storage = Wire.read()</text:span></text:p>
          <text:p text:style-name="P1"><text:span text:style-name="T2"><text:s text:c="4"/></text:span><text:span text:style-name="T2">Increment count</text:span></text:p>
        </draw:rect>
        <draw:line draw:style-name="gr6" draw:text-style-name="P3" draw:layer="layout" svg:x1="5.664cm" svg:y1="50.719cm" svg:x2="9.093cm" svg:y2="50.719cm">
          <text:p/>
        </draw:line>
        <draw:line draw:style-name="gr6" draw:text-style-name="P10" draw:layer="layout" svg:x1="5.664cm" svg:y1="50.719cm" svg:x2="5.664cm" svg:y2="47.671cm">
          <text:p/>
        </draw:line>
        <draw:line draw:style-name="gr2" draw:text-style-name="P3" draw:layer="layout" svg:x1="5.664cm" svg:y1="47.671cm" svg:x2="11.125cm" svg:y2="47.671cm">
          <text:p/>
        </draw:line>
        <draw:line draw:style-name="gr6" draw:text-style-name="P3" draw:layer="layout" svg:x1="13.284cm" svg:y1="48.814cm" svg:x2="15.824cm" svg:y2="48.814cm">
          <text:p/>
        </draw:line>
        <draw:rect draw:style-name="gr5" draw:text-style-name="P8" draw:layer="layout" svg:width="1.016cm" svg:height="0.889cm" svg:x="15.605cm" svg:y="49.068cm">
          <text:p text:style-name="P4"><text:span text:style-name="T3">No</text:span></text:p>
          <text:p text:style-name="P7"><text:span text:style-name="T4"/></text:p>
        </draw:rect>
        <draw:line draw:style-name="gr6" draw:text-style-name="P3" draw:layer="layout" svg:x1="15.824cm" svg:y1="52.116cm" svg:x2="15.824cm" svg:y2="48.814cm">
          <text:p/>
        </draw:line>
        <draw:rect draw:style-name="gr1" draw:text-style-name="P9" draw:layer="layout" svg:width="2.54cm" svg:height="0.762cm" svg:x="9.855cm" svg:y="51.735cm">
          <text:p text:style-name="P1"><text:span text:style-name="T2"><text:s/></text:span><text:span text:style-name="T2">return count</text:span></text:p>
        </draw:rect>
        <draw:line draw:style-name="gr2" draw:text-style-name="P3" draw:layer="layout" svg:x1="15.824cm" svg:y1="52.116cm" svg:x2="12.395cm" svg:y2="52.116cm">
          <text:p/>
        </draw:line>
        <draw:rect draw:style-name="gr1" draw:text-style-name="P9" draw:layer="layout" svg:width="2.921cm" svg:height="1.016cm" svg:x="9.711cm" svg:y="57.45cm">
          <text:p text:style-name="P1"><text:span text:style-name="T2"><text:s text:c="2"/></text:span><text:span text:style-name="T2">Set max Rssi = -999</text:span></text:p>
          <text:p text:style-name="P1"><text:span text:style-name="T2"><text:s text:c="2"/></text:span><text:span text:style-name="T2">Set rssi = -999</text:span></text:p>
          <text:p text:style-name="P1"><text:span text:style-name="T2"/></text:p>
        </draw:rect>
        <draw:line draw:style-name="gr2" draw:text-style-name="P3" draw:layer="layout" svg:x1="11.16cm" svg:y1="56.815cm" svg:x2="11.16cm" svg:y2="57.45cm">
          <text:p/>
        </draw:line>
        <draw:rect draw:style-name="gr1" draw:text-style-name="P9" draw:layer="layout" svg:width="2.54cm" svg:height="0.635cm" svg:x="9.89cm" svg:y="62.149cm">
          <text:p text:style-name="P1"><text:span text:style-name="T2">Increment i</text:span></text:p>
        </draw:rect>
        <draw:line draw:style-name="gr2" draw:text-style-name="P3" draw:layer="layout" svg:x1="11.16cm" svg:y1="58.466cm" svg:x2="11.16cm" svg:y2="59.101cm">
          <text:p/>
        </draw:line>
        <draw:line draw:style-name="gr2" draw:text-style-name="P3" draw:layer="layout" svg:x1="11.16cm" svg:y1="59.736cm" svg:x2="11.16cm" svg:y2="60.498cm">
          <text:p/>
        </draw:line>
        <draw:rect draw:style-name="gr5" draw:text-style-name="P8" draw:layer="layout" svg:width="0.635cm" svg:height="0.635cm" svg:x="7.985cm" svg:y="63.546cm">
          <text:p text:style-name="P4"><text:span text:style-name="T3">Yes</text:span></text:p>
          <text:p text:style-name="P7"><text:span text:style-name="T4"/></text:p>
        </draw:rect>
        <draw:rect draw:style-name="gr1" draw:text-style-name="P9" draw:layer="layout" svg:width="5.13cm" svg:height="1.016cm" svg:x="8.697cm" svg:y="60.498cm">
          <text:p text:style-name="P1"><text:span text:style-name="T2">Read RSSI</text:span></text:p>
          <text:p text:style-name="P1"><text:span text:style-name="T2"><text:s text:c="4"/></text:span><text:span text:style-name="T2">if ( rssi &gt; maxRssi ) maxRssi = rssi</text:span></text:p>
          <text:p text:style-name="P1"><text:span text:style-name="T2"><text:s text:c="4"/></text:span><text:span text:style-name="T2">delay( deltaTms)</text:span></text:p>
        </draw:rect>
        <draw:line draw:style-name="gr2" draw:text-style-name="P3" draw:layer="layout" svg:x1="5.699cm" svg:y1="59.99cm" svg:x2="11.16cm" svg:y2="59.99cm">
          <text:p/>
        </draw:line>
        <draw:line draw:style-name="gr6" draw:text-style-name="P3" draw:layer="layout" svg:x1="5.699cm" svg:y1="63.915cm" svg:x2="9.128cm" svg:y2="63.915cm">
          <text:p/>
        </draw:line>
        <draw:line draw:style-name="gr6" draw:text-style-name="P3" draw:layer="layout" svg:x1="5.699cm" svg:y1="63.915cm" svg:x2="5.699cm" svg:y2="59.99cm">
          <text:p/>
        </draw:line>
        <draw:rect draw:style-name="gr5" draw:text-style-name="P8" draw:layer="layout" svg:width="1.016cm" svg:height="0.889cm" svg:x="11.033cm" svg:y="64.435cm">
          <text:p text:style-name="P4"><text:span text:style-name="T3">No</text:span></text:p>
          <text:p text:style-name="P7"><text:span text:style-name="T4"/></text:p>
        </draw:rect>
        <draw:rect draw:style-name="gr1" draw:text-style-name="P9" draw:layer="layout" svg:width="2.54cm" svg:height="0.635cm" svg:x="9.89cm" svg:y="59.101cm">
          <text:p text:style-name="P1"><text:span text:style-name="T2"><text:s text:c="2"/></text:span><text:span text:style-name="T2">Set I = 0</text:span></text:p>
        </draw:rect>
        <draw:line draw:style-name="gr2" draw:text-style-name="P3" draw:layer="layout" svg:x1="11.16cm" svg:y1="61.514cm" svg:x2="11.16cm" svg:y2="62.149cm">
          <text:p/>
        </draw:line>
        <draw:line draw:style-name="gr2" draw:text-style-name="P3" draw:layer="layout" svg:x1="11.16cm" svg:y1="62.784cm" svg:x2="11.16cm" svg:y2="63.419cm">
          <text:p/>
        </draw:line>
        <draw:line draw:style-name="gr2" draw:text-style-name="P3" draw:layer="layout" svg:x1="11.16cm" svg:y1="64.435cm" svg:x2="11.16cm" svg:y2="65.324cm">
          <text:p/>
        </draw:line>
        <draw:rect draw:style-name="gr1" draw:text-style-name="P9" draw:layer="layout" svg:width="3.479cm" svg:height="0.762cm" svg:x="9.36cm" svg:y="65.185cm">
          <text:p text:style-name="P1"><text:span text:style-name="T2"><text:s text:c="3"/></text:span><text:span text:style-name="T2">return(maxRssi)</text:span></text:p>
        </draw:rect>
        <draw:line draw:style-name="gr2" draw:text-style-name="P3" draw:layer="layout" svg:x1="10.906cm" svg:y1="7.604cm" svg:x2="10.906cm" svg:y2="8.239cm">
          <text:p/>
        </draw:line>
        <draw:line draw:style-name="gr2" draw:text-style-name="P3" draw:layer="layout" svg:x1="10.906cm" svg:y1="9.001cm" svg:x2="10.906cm" svg:y2="9.763cm">
          <text:p/>
        </draw:line>
        <draw:frame draw:style-name="gr7" draw:text-style-name="P3" draw:layer="layout" svg:width="0.022cm" svg:height="0.043cm" svg:x="2.905cm" svg:y="42.362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custom-shape draw:style-name="gr4" draw:text-style-name="P6" draw:layer="layout" svg:width="4.318cm" svg:height="1.016cm" svg:x="9.001cm" svg:y="63.419cm">
          <text:p text:style-name="P1"><text:span text:style-name="T2">Is i&lt;numSam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ellipse draw:style-name="gr1" draw:text-style-name="P6" draw:layer="layout" svg:width="2.286cm" svg:height="0.635cm" svg:x="9.763cm" svg:y="14.335cm">
          <text:p text:style-name="P3"><text:span text:style-name="T5">Loop ()</text:span></text:p>
        </draw:ellipse>
        <draw:ellipse draw:style-name="gr1" draw:text-style-name="P6" draw:layer="layout" svg:width="1.905cm" svg:height="0.762cm" svg:x="9.89cm" svg:y="8.239cm">
          <text:p text:style-name="P3"><text:span text:style-name="T5">Setup ()</text:span></text:p>
        </draw:ellipse>
        <draw:line draw:style-name="gr2" draw:text-style-name="P3" draw:layer="layout" svg:x1="10.906cm" svg:y1="12.176cm" svg:x2="10.906cm" svg:y2="13.065cm">
          <text:p/>
        </draw:line>
        <draw:ellipse draw:style-name="gr1" draw:text-style-name="P6" draw:layer="layout" svg:width="1.905cm" svg:height="0.635cm" svg:x="9.89cm" svg:y="13.065cm">
          <text:p text:style-name="P3"><text:span text:style-name="T5">End </text:span></text:p>
        </draw:ellipse>
        <draw:line draw:style-name="gr2" draw:text-style-name="P3" draw:layer="layout" svg:x1="10.906cm" svg:y1="13.7cm" svg:x2="10.906cm" svg:y2="14.335cm">
          <text:p/>
        </draw:line>
        <draw:line draw:style-name="gr2" draw:text-style-name="P3" draw:layer="layout" svg:x1="10.906cm" svg:y1="14.97cm" svg:x2="10.906cm" svg:y2="15.732cm">
          <text:p/>
        </draw:line>
        <draw:ellipse draw:style-name="gr1" draw:text-style-name="P6" draw:layer="layout" svg:width="1.778cm" svg:height="0.508cm" svg:x="9.89cm" svg:y="30.845cm">
          <text:p text:style-name="P3"><text:span text:style-name="T5">End </text:span></text:p>
        </draw:ellipse>
        <draw:ellipse draw:style-name="gr1" draw:text-style-name="P6" draw:layer="layout" svg:width="1.779cm" svg:height="0.508cm" svg:x="9.89cm" svg:y="33.131cm">
          <text:p text:style-name="P3"><text:span text:style-name="T5">Transmit ()</text:span></text:p>
        </draw:ellipse>
        <draw:line draw:style-name="gr2" draw:text-style-name="P3" draw:layer="layout" svg:x1="10.779cm" svg:y1="32.369cm" svg:x2="10.779cm" svg:y2="33.131cm">
          <text:p/>
        </draw:line>
        <draw:line draw:style-name="gr2" draw:text-style-name="P3" draw:layer="layout" svg:x1="10.906cm" svg:y1="35.417cm" svg:x2="10.906cm" svg:y2="36.179cm">
          <text:p/>
        </draw:line>
        <draw:ellipse draw:style-name="gr1" draw:text-style-name="P6" draw:layer="layout" svg:width="1.397cm" svg:height="0.508cm" svg:x="10.25cm" svg:y="36.105cm">
          <text:p text:style-name="P3"><text:span text:style-name="T5">End</text:span></text:p>
        </draw:ellipse>
        <draw:ellipse draw:style-name="gr1" draw:text-style-name="P3" draw:layer="layout" svg:width="4.572cm" svg:height="0.762cm" svg:x="8.62cm" svg:y="37.765cm">
          <text:p text:style-name="P1"><text:span text:style-name="T6">String:byteToHex(byte byteValue )</text:span></text:p>
        </draw:ellipse>
        <draw:ellipse draw:style-name="gr1" draw:text-style-name="P6" draw:layer="layout" svg:width="1.524cm" svg:height="0.508cm" svg:x="10.144cm" svg:y="42.972cm">
          <text:p text:style-name="P3"><text:span text:style-name="T5">End</text:span></text:p>
        </draw:ellipse>
        <draw:line draw:style-name="gr2" draw:text-style-name="P3" draw:layer="layout" svg:x1="10.906cm" svg:y1="42.21cm" svg:x2="10.906cm" svg:y2="42.972cm">
          <text:p/>
        </draw:line>
        <draw:ellipse draw:style-name="gr1" draw:text-style-name="P6" draw:layer="layout" svg:width="7.493cm" svg:height="1.016cm" svg:x="7.35cm" svg:y="44.623cm">
          <text:p text:style-name="P1"><text:span text:style-name="T6">Collect data from I2C(experiment,length,*storage)</text:span></text:p>
        </draw:ellipse>
        <draw:line draw:style-name="gr2" draw:text-style-name="P3" draw:layer="layout" svg:x1="11.16cm" svg:y1="52.497cm" svg:x2="11.16cm" svg:y2="53.259cm">
          <text:p/>
        </draw:line>
        <draw:ellipse draw:style-name="gr1" draw:text-style-name="P6" draw:layer="layout" svg:width="1.778cm" svg:height="0.635cm" svg:x="10.271cm" svg:y="53.259cm">
          <text:p text:style-name="P3"><text:span text:style-name="T5">End</text:span></text:p>
        </draw:ellipse>
        <draw:ellipse draw:style-name="gr1" draw:text-style-name="P6" draw:layer="layout" svg:width="7.366cm" svg:height="1.016cm" svg:x="7.477cm" svg:y="55.799cm">
          <text:p text:style-name="P1"><text:span text:style-name="T6"><text:s/></text:span><text:span text:style-name="T6">Receive max RSSI(int chan, int deltaTms, int numSamp)</text:span></text:p>
        </draw:ellipse>
        <draw:line draw:style-name="gr2" draw:text-style-name="P3" draw:layer="layout" svg:x1="11.287cm" svg:y1="65.959cm" svg:x2="11.287cm" svg:y2="66.848cm">
          <text:p/>
        </draw:line>
        <draw:ellipse draw:style-name="gr1" draw:text-style-name="P6" draw:layer="layout" svg:width="1.778cm" svg:height="0.635cm" svg:x="10.398cm" svg:y="66.848cm">
          <text:p text:style-name="P3"><text:span text:style-name="T5">End</text:span></text:p>
        </draw:ellipse>
        <draw:line draw:style-name="gr6" draw:text-style-name="P3" draw:layer="layout" svg:x1="17.256cm" svg:y1="40.116cm" svg:x2="17.256cm" svg:y2="42.529cm">
          <text:p/>
        </draw:line>
        <draw:line draw:style-name="gr2" draw:text-style-name="P3" draw:layer="layout" svg:x1="17.256cm" svg:y1="42.464cm" svg:x2="10.779cm" svg:y2="42.464cm">
          <text:p/>
        </draw:line>
        <draw:frame draw:style-name="gr8" draw:text-style-name="P12" draw:layer="layout" svg:width="1.143cm" svg:height="0.657cm" svg:x="11.16cm" svg:y="27.792cm">
          <draw:text-box>
            <text:p text:style-name="P11"><text:span text:style-name="T7">Yes</text:span></text:p>
          </draw:text-box>
        </draw:frame>
        <draw:line draw:style-name="gr9" draw:text-style-name="P3" draw:layer="layout" svg:x1="7.858cm" svg:y1="27.162cm" svg:x2="5.318cm" svg:y2="27.162cm">
          <text:p/>
        </draw:line>
        <draw:frame draw:style-name="gr10" draw:text-style-name="P12" draw:layer="layout" svg:width="1.016cm" svg:height="1.012cm" svg:x="7.223cm" svg:y="27.289cm">
          <draw:text-box>
            <text:p text:style-name="P11"><text:span text:style-name="T7">No</text:span></text:p>
          </draw:text-box>
        </draw:frame>
        <draw:rect draw:style-name="gr1" draw:text-style-name="P6" draw:layer="layout" svg:width="2.921cm" svg:height="0.889cm" svg:x="9.255cm" svg:y="25.13cm">
          <text:p text:style-name="P4"><text:span text:style-name="T2">Set rcvdFlag to false</text:span></text:p>
          <text:p text:style-name="P4"><text:span text:style-name="T2">Set int flag to false</text:span></text:p>
        </draw:rect>
        <draw:ellipse draw:style-name="gr1" draw:text-style-name="P6" draw:layer="layout" svg:width="1.905cm" svg:height="0.508cm" svg:x="9.89cm" svg:y="31.861cm">
          <text:p text:style-name="P3"><text:span text:style-name="T5">Interrupt</text:span></text:p>
        </draw:ellipse>
        <draw:line draw:style-name="gr2" draw:text-style-name="P3" draw:layer="layout" svg:x1="10.779cm" svg:y1="33.639cm" svg:x2="10.756cm" svg:y2="34.14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336cm" fo:page-height="68.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1-04T19:38:19.52</meta:creation-date>
    <dc:date>2015-02-04T11:54:37.41</dc:date>
    <meta:editing-duration>PT13H28M33S</meta:editing-duration>
    <meta:editing-cycles>34</meta:editing-cycles>
    <meta:generator>OpenOffice.org/3.4.1$Win32 OpenOffice.org_project/341m1$Build-9593</meta:generator>
    <meta:document-statistic meta:object-count="10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0.023cm" svg:height="0.044cm" xlink:href="." xlink:type="simple" chart:class="chart:bar" chart:style-name="ch1">
        <chart:plot-area chart:style-name="ch2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